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7a4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e7a43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َص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74_4244071338"/><text:span text:style-name="T3"> </text:span><text:span text:style-name="T2">إِذَا جَآءَ نَصْرُ </text:span><text:span text:style-name="T5">۴</text:span><text:span text:style-name="T2">للَّهِ وَاڤْفَتْحُ </text:span><text:span text:style-name="T3">(1)</text:span><text:span text:style-name="T2"> وَرَأَيْتَ </text:span><text:span text:style-name="T5">۰</text:span><text:span text:style-name="T2">لنَّاسَ يَدْخُلُونَ فِى دِيـنِ </text:span><text:span text:style-name="T5">۱</text:span><text:span text:style-name="T2">للَّهِ أَفْوَاجاً </text:span><text:span text:style-name="T3">(2)</text:span><text:span text:style-name="T2"> فَسَبِّحْ بِحَمْدِ رَبِّكَ وَاسْتَغْفِرْهُؐ إِنَّهُ„ كَانَ تَوَّاباً </text:span><text:span text:style-name="T3">(3)</text:span><text:span text:style-name="T2"> </text:span><text:bookmark-end text:name="__DdeLink__1674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1:08.360096751</meta:creation-date>
    <dc:date>2025-03-06T08:47:17.310557341</dc:date>
    <meta:editing-duration>PT3M40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28" meta:character-count="149" meta:non-whitespace-character-count="122"/>
  </office:meta>
</office:document-meta>
</file>